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separate_ds_all_location_lstm_metrics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524837823631438" calcext:value-type="float">
            <text:p>0.524837823631438</text:p>
          </table:table-cell>
          <table:table-cell office:value-type="float" office:value="0.156950304024393" calcext:value-type="float">
            <text:p>0.156950304024393</text:p>
          </table:table-cell>
          <table:table-cell office:value-type="float" office:value="0.5519239429703" calcext:value-type="float">
            <text:p>0.551923942970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24837823631438" calcext:value-type="float">
            <text:p>0.524837823631438</text:p>
          </table:table-cell>
          <table:table-cell office:value-type="float" office:value="-1" calcext:value-type="float">
            <text:p>-1</text:p>
          </table:table-cell>
          <table:table-cell office:value-type="float" office:value="0.27244458310166" calcext:value-type="float">
            <text:p>0.27244458310166</text:p>
          </table:table-cell>
          <table:table-cell office:value-type="float" office:value="0.781836376334016" calcext:value-type="float">
            <text:p>0.78183637633401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156950304024393" calcext:value-type="float">
            <text:p>0.156950304024393</text:p>
          </table:table-cell>
          <table:table-cell office:value-type="float" office:value="0.27244458310166" calcext:value-type="float">
            <text:p>0.27244458310166</text:p>
          </table:table-cell>
          <table:table-cell office:value-type="float" office:value="-1" calcext:value-type="float">
            <text:p>-1</text:p>
          </table:table-cell>
          <table:table-cell office:value-type="float" office:value="0.545088528151682" calcext:value-type="float">
            <text:p>0.54508852815168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5519239429703" calcext:value-type="float">
            <text:p>0.5519239429703</text:p>
          </table:table-cell>
          <table:table-cell office:value-type="float" office:value="0.781836376334016" calcext:value-type="float">
            <text:p>0.781836376334016</text:p>
          </table:table-cell>
          <table:table-cell office:value-type="float" office:value="0.545088528151682" calcext:value-type="float">
            <text:p>0.54508852815168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3:32:12.598986732</dc:date>
    <meta:editing-duration>PT28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